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B0000000C7666D0CAF3EB1DE6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text-properties fo:font-size="16pt" fo:font-style="italic" style:font-size-asian="16pt" style:font-style-asian="italic"/>
    </style:style>
    <style:style style:name="P13" style:family="paragraph" style:parent-style-name="Standard">
      <style:text-properties fo:font-size="16pt" fo:letter-spacing="0.176cm" fo:font-weight="bold" style:font-size-asian="16pt" style:font-weight-asian="bold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20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7cad6" officeooo:paragraph-rsid="0007cad6" fo:background-color="transparent" style:font-size-asian="14pt" style:font-size-complex="14pt"/>
    </style:style>
    <style:style style:name="P2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2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4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center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25" style:family="paragraph" style:parent-style-name="Frame_20_contents">
      <style:text-properties fo:font-size="14pt" fo:font-weight="bold" style:font-size-asian="14pt" style:font-weight-asian="bold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#ffff00" style:font-size-asian="14pt" style:font-size-complex="14pt"/>
    </style:style>
    <style:style style:name="P28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0" style:family="paragraph" style:parent-style-name="Standard">
      <style:text-properties officeooo:paragraph-rsid="0007cad6"/>
    </style:style>
    <style:style style:name="P31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#ffff00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07cad6" fo:background-color="#ffff00" loext:char-shading-value="0" style:font-size-asian="12pt" style:font-weight-asian="bold" style:font-size-complex="12pt"/>
    </style:style>
    <style:style style:name="T4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6c65c" style:font-size-asian="12pt"/>
    </style:style>
    <style:style style:name="T11" style:family="text">
      <style:text-properties fo:font-size="12pt" officeooo:rsid="0007cad6" style:font-size-asian="12pt"/>
    </style:style>
    <style:style style:name="T12" style:family="text">
      <style:text-properties fo:text-transform="uppercase" fo:font-size="12pt" fo:font-weight="bold" style:font-size-asian="12pt" style:font-weight-asian="bold" style:font-size-complex="12pt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16pt" style:text-underline-style="solid" style:text-underline-width="auto" style:text-underline-color="font-color" style:font-size-asian="16pt"/>
    </style:style>
    <style:style style:name="T17" style:family="text">
      <style:text-properties fo:font-size="16pt" style:text-underline-style="solid" style:text-underline-width="auto" style:text-underline-color="font-color" fo:background-color="#ffff00" loext:char-shading-value="0" style:font-size-asian="16pt"/>
    </style:style>
    <style:style style:name="T18" style:family="text">
      <style:text-properties fo:font-size="16pt" style:text-underline-style="solid" style:text-underline-width="auto" style:text-underline-color="font-color" fo:background-color="#ffff00" loext:char-shading-value="0" style:font-size-asian="16pt" style:font-size-complex="16pt"/>
    </style:style>
    <style:style style:name="T19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20" style:family="text">
      <style:text-properties officeooo:rsid="0007cad6"/>
    </style:style>
    <style:style style:name="T21" style:family="text">
      <style:text-properties fo:background-color="transparent" loext:char-shading-value="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2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9">ФАКУЛЬТЕТ </text:span><text:span text:style-name="T12">Информатика и системы управления</text:span></text:p>
      <text:p text:style-name="P8"/>
      <text:p text:style-name="Standard"><text:span text:style-name="T9">КАФЕДРА </text:span><text:span text:style-name="T12">Компьютерные системы и сети (ИУ6)</text:span></text:p>
      <text:p text:style-name="P9"/>
      <text:p text:style-name="P30"><text:span text:style-name="T9">НАПРАВЛЕНИЕ ПОДГОТОВКИ <text:s/></text:span><text:span text:style-name="T6">09.</text:span><text:span text:style-name="T7">03</text:span><text:span text:style-name="T6">.</text:span><text:span text:style-name="T7">01</text:span><text:span text:style-name="T6"> <text:s/>Информатика и вычислительная техника</text:span></text:p>
      <text:p text:style-name="P12"/>
      <text:p text:style-name="P13"/>
      <text:h text:style-name="P19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лабораторной работе № </text:p>
          </table:table-cell>
          <table:table-cell table:style-name="Table2.A1" office:value-type="string">
            <text:p text:style-name="P20">4</text:p>
          </table:table-cell>
        </table:table-row>
      </table:table>
      <text:h text:style-name="P21" text:outline-level="1"><draw:frame draw:style-name="fr1" draw:name="Frame1" text:anchor-type="char" svg:x="0.065cm" svg:y="0.617cm" svg:width="3.03cm" svg:height="0.82cm" draw:z-index="0"><draw:text-box><text:p text:style-name="P25">Название:</text:p></draw:text-box></draw:frame></text:h>
      <text:h text:style-name="P24" text:outline-level="1"><text:span text:style-name="T16">Javascript. Добавление динамического поведения. Средства отладки.</text:span></text:h>
      <text:h text:style-name="P22" text:outline-level="1"/>
      <text:p text:style-name="P31"><text:span text:style-name="T13">Дисциплина: </text:span><text:span text:style-name="T19">Языки Интернет-программирования</text:span></text:p>
      <text:p text:style-name="P17"/>
      <text:p text:style-name="P17"/>
      <text:p text:style-name="P17"/>
      <text:p text:style-name="P17"/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Студент</text:p>
          </table:table-cell>
          <table:table-cell table:style-name="Table3.A1" office:value-type="string">
            <text:p text:style-name="P28">ИУ<text:span text:style-name="T20">6-33Б</text:span></text:p>
          </table:table-cell>
          <table:table-cell table:style-name="Table3.C1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9">К.А.Логачев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>(Группа)</text:p>
          </table:table-cell>
          <table:table-cell table:style-name="Table3.C2" office:value-type="string">
            <text:p text:style-name="P11"/>
          </table:table-cell>
          <table:table-cell table:style-name="Table3.A1" office:value-type="string">
            <text:p text:style-name="P11">(Подпись, дата)</text:p>
          </table:table-cell>
          <table:table-cell table:style-name="Table3.A1" office:value-type="string">
            <text:p text:style-name="P11">(И.О. Фамилия)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/>
          </table:table-cell>
          <table:table-cell table:style-name="Table3.C3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14">Преподаватель</text:p>
          </table:table-cell>
          <table:table-cell table:style-name="Table3.A1" office:value-type="string">
            <text:p text:style-name="P18"/>
          </table:table-cell>
          <table:table-cell table:style-name="Table3.C4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7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/>
          </table:table-cell>
          <table:table-cell table:style-name="Table3.C5" office:value-type="string">
            <text:p text:style-name="P11"/>
          </table:table-cell>
          <table:table-cell table:style-name="Table3.A1" office:value-type="string">
            <text:p text:style-name="P11">(Подпись, дата)</text:p>
          </table:table-cell>
          <table:table-cell table:style-name="Table3.A1" office:value-type="string">
            <text:p text:style-name="P11">(И.О. Фамилия)</text:p>
          </table:table-cell>
        </table:table-row>
      </table:table>
      <text:p text:style-name="P7"/>
      <text:p text:style-name="P7"/>
      <text:p text:style-name="P7"/>
      <text:p text:style-name="P10"><text:span text:style-name="T8">Москва, 20</text:span><text:span text:style-name="T10">2</text:span><text:span text:style-name="T11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</meta:editing-cycles>
    <meta:creation-date>2019-12-05T09:34:00</meta:creation-date>
    <dc:date>2021-12-18T13:28:20.785176760</dc:date>
    <meta:editing-duration>PT19M9S</meta:editing-duration>
    <meta:generator>LibreOffice/7.2.3.2$MacOSX_X86_64 LibreOffice_project/d166454616c1632304285822f9c83ce2e660fd92</meta:generator>
    <meta:document-statistic meta:table-count="3" meta:image-count="1" meta:object-count="0" meta:page-count="1" meta:paragraph-count="26" meta:word-count="77" meta:character-count="699" meta:non-whitespace-character-count="64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